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H4</text:p>
          </table:table-cell>
          <table:table-cell office:value-type="string" calcext:value-type="string">
            <text:p>Acetone</text:p>
          </table:table-cell>
          <table:table-cell office:value-type="string" calcext:value-type="string">
            <text:p>H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2" calcext:value-type="float">
            <text:p>0.32</text:p>
          </table:table-cell>
          <table:table-cell office:value-type="float" office:value="34.9816" calcext:value-type="float">
            <text:p>34.9816</text:p>
          </table:table-cell>
          <table:table-cell office:value-type="float" office:value="10.4364" calcext:value-type="float">
            <text:p>10.436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228433333333333" calcext:value-type="float">
            <text:p>0.228433333333333</text:p>
          </table:table-cell>
          <table:table-cell office:value-type="float" office:value="47.1527" calcext:value-type="float">
            <text:p>47.1527</text:p>
          </table:table-cell>
          <table:table-cell office:value-type="float" office:value="11.6186" calcext:value-type="float">
            <text:p>11.618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144833333333333" calcext:value-type="float">
            <text:p>0.144833333333333</text:p>
          </table:table-cell>
          <table:table-cell office:value-type="float" office:value="62.54505" calcext:value-type="float">
            <text:p>62.54505</text:p>
          </table:table-cell>
          <table:table-cell office:value-type="float" office:value="9.917" calcext:value-type="float">
            <text:p>9.91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740333333333333" calcext:value-type="float">
            <text:p>0.0740333333333333</text:p>
          </table:table-cell>
          <table:table-cell office:value-type="float" office:value="69.3693" calcext:value-type="float">
            <text:p>69.3693</text:p>
          </table:table-cell>
          <table:table-cell office:value-type="float" office:value="6.0756" calcext:value-type="float">
            <text:p>6.075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252666666666667" calcext:value-type="float">
            <text:p>0.0252666666666667</text:p>
          </table:table-cell>
          <table:table-cell office:value-type="float" office:value="60.1644" calcext:value-type="float">
            <text:p>60.1644</text:p>
          </table:table-cell>
          <table:table-cell office:value-type="float" office:value="3.13135" calcext:value-type="float">
            <text:p>3.1313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123" calcext:value-type="float">
            <text:p>0.0123</text:p>
          </table:table-cell>
          <table:table-cell office:value-type="float" office:value="25.46925" calcext:value-type="float">
            <text:p>25.46925</text:p>
          </table:table-cell>
          <table:table-cell office:value-type="float" office:value="1.3525" calcext:value-type="float">
            <text:p>1.35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314666666666667" calcext:value-type="float">
            <text:p>0.0314666666666667</text:p>
          </table:table-cell>
          <table:table-cell office:value-type="float" office:value="7.61455" calcext:value-type="float">
            <text:p>7.61455</text:p>
          </table:table-cell>
          <table:table-cell office:value-type="float" office:value="0.44335" calcext:value-type="float">
            <text:p>0.4433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552" calcext:value-type="float">
            <text:p>0.0552</text:p>
          </table:table-cell>
          <table:table-cell office:value-type="float" office:value="3.5029" calcext:value-type="float">
            <text:p>3.5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729666666666667" calcext:value-type="float">
            <text:p>0.0729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494" calcext:value-type="float">
            <text:p>0.14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33633333333333" calcext:value-type="float">
            <text:p>0.333633333333333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5:44:00.669772095</meta:creation-date>
    <dc:date>2022-12-22T15:08:02.567116428</dc:date>
    <meta:editing-duration>PT8M36S</meta:editing-duration>
    <meta:editing-cycles>4</meta:editing-cycles>
    <meta:generator>LibreOffice/7.4.3.2$Linux_X86_64 LibreOffice_project/40$Build-2</meta:generator>
    <meta:document-statistic meta:table-count="1" meta:cell-count="47" meta:object-count="0"/>
  </office:meta>
</office:document-meta>
</file>